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5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989" table:default-cell-style-name="ce2"/>
        <table:table-column table:style-name="co31" table:number-columns-repeated="4" table:default-cell-style-name="ce6"/>
        <table:table-row table:style-name="ro1">
          <table:table-cell table:style-name="ce7" office:value-type="string" calcext:value-type="string">
            <text:p>ID</text:p>
          </table:table-cell>
          <table:table-cell table:style-name="ce9" office:value-type="string" calcext:value-type="string">
            <text:p>Manufacturer Part Number</text:p>
          </table:table-cell>
          <table:table-cell table:style-name="ce9" office:value-type="string" calcext:value-type="string">
            <text:p>Manufacturer</text:p>
          </table:table-cell>
          <table:table-cell table:style-name="ce9" office:value-type="string" calcext:value-type="string">
            <text:p>Digi-Key Part Number</text:p>
          </table:table-cell>
          <table:table-cell table:style-name="ce9" office:value-type="string" calcext:value-type="string">
            <text:p>Notes</text:p>
          </table:table-cell>
          <table:table-cell table:style-name="ce9" office:value-type="string" calcext:value-type="string">
            <text:p>Package</text:p>
          </table:table-cell>
          <table:table-cell table:style-name="ce9" office:value-type="string" calcext:value-type="string">
            <text:p>Component</text:p>
          </table:table-cell>
          <table:table-cell table:style-name="ce9" office:value-type="string" calcext:value-type="string">
            <text:p>Type</text:p>
          </table:table-cell>
          <table:table-cell table:style-name="ce9" office:value-type="string" calcext:value-type="string">
            <text:p>Quantity</text:p>
          </table:table-cell>
          <table:table-cell table:style-name="ce9" office:value-type="string" calcext:value-type="string">
            <text:p>Unit Pric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SMD</text:p>
          </table:table-cell>
          <table:table-cell table:style-name="ce9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9" office:value-type="string" calcext:value-type="string">
            <text:p>packaging</text:p>
          </table:table-cell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Tolerance</text:p>
          </table:table-cell>
          <table:table-cell table:style-name="ce9" office:value-type="string" calcext:value-type="string">
            <text:p>voltage rating</text:p>
          </table:table-cell>
          <table:table-cell table:style-name="ce9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9" office:value-type="string" calcext:value-type="string">
            <text:p>V<text:span text:style-name="T1">GS(th)</text:span></text:p>
          </table:table-cell>
          <table:table-cell table:style-name="ce13" office:value-type="string" calcext:value-type="string">
            <text:p><text:span text:style-name="T2">V</text:span><text:span text:style-name="T1">GS MAX</text:span></text:p>
          </table:table-cell>
          <table:table-cell table:style-name="ce13" office:value-type="string" calcext:value-type="string">
            <text:p>V<text:span text:style-name="T1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1">DS ON</text:span></text:p>
          </table:table-cell>
          <table:table-cell table:style-name="ce9" office:value-type="string" calcext:value-type="string">
            <text:p>on state resistance</text:p>
          </table:table-cell>
          <table:table-cell table:style-name="ce9" office:value-type="string" calcext:value-type="string">
            <text:p>Temperature Coefficient</text:p>
          </table:table-cell>
          <table:table-cell table:style-name="ce9" office:value-type="string" calcext:value-type="string">
            <text:p>Reverse Standoff Voltage</text:p>
          </table:table-cell>
          <table:table-cell table:style-name="ce9" office:value-type="string" calcext:value-type="string">
            <text:p>Reverse Breakdown Voltage</text:p>
          </table:table-cell>
          <table:table-cell table:style-name="ce9" office:value-type="string" calcext:value-type="string">
            <text:p>Max Clamping Voltage</text:p>
          </table:table-cell>
          <table:table-cell table:style-name="ce9" office:value-type="string" calcext:value-type="string">
            <text:p>Channels</text:p>
          </table:table-cell>
          <table:table-cell office:value-type="string" calcext:value-type="string">
            <text:p>Min Temp</text:p>
          </table:table-cell>
          <table:table-cell office:value-type="string" calcext:value-type="string">
            <text:p>Max Temp</text:p>
          </table:table-cell>
          <table:table-cell table:number-columns-repeated="990"/>
        </table:table-row>
        <table:table-row table:style-name="ro2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3">
          <table:table-cell/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3">
          <table:table-cell/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.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 table:number-columns-repeated="2"/>
          <table:table-cell office:value-type="string" calcext:value-type="string">
            <text:p>1 u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 table:number-columns-repeated="2"/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4">
          <table:table-cell/>
          <table:table-cell table:style-name="ce3" office:value-type="string" calcext:value-type="string">
            <text:p>‎CL21A475KLCLQ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/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 table:number-columns-repeated="2"/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/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3">
          <table:table-cell/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 table:number-columns-repeated="4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 table:number-columns-repeated="2"/>
          <table:table-cell office:value-type="string" calcext:value-type="string">
            <text:p>16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 table:number-columns-repeated="2"/>
          <table:table-cell office:value-type="string" calcext:value-type="string">
            <text:p>12 MHz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 table:number-columns-repeated="14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3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BJ_series.pdf" xlink:type="simple">SMB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5" office:value-type="string" calcext:value-type="string">
            <text:p>bag</text:p>
          </table:table-cell>
          <table:table-cell table:style-name="ce5" office:value-type="string" calcext:value-type="string">
            <text:p>ammo box</text:p>
          </table:table-cell>
          <table:table-cell table:style-name="ce5" table:number-columns-repeated="2"/>
          <table:table-cell table:style-name="ce5" office:value-type="string" calcext:value-type="string">
            <text:p>2.2 V RED, 3.2 V BLUE and GREEN</text:p>
          </table:table-cell>
          <table:table-cell table:style-name="ce5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blu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green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red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table:number-columns-repeated="5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yellow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 table:number-columns-repeated="4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0 uH</text:p>
          </table:table-cell>
          <table:table-cell table:number-columns-repeated="4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/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2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5" table:number-columns-repeated="5"/>
          <table:table-cell table:number-columns-repeated="998"/>
        </table:table-row>
        <table:table-row table:style-name="ro3">
          <table:table-cell office:value-type="float" office:value="42" calcext:value-type="float">
            <text:p>042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2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5" table:number-columns-repeated="5"/>
          <table:table-cell table:number-columns-repeated="998"/>
        </table:table-row>
        <table:table-row table:style-name="ro2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5" table:number-columns-repeated="2"/>
          <table:table-cell table:number-columns-repeated="999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table:number-columns-repeated="2"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5" office:value-type="string" calcext:value-type="string">
            <text:p>1.4 V min, 2.4 V max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5"/>
          <table:table-cell office:value-type="string" calcext:value-type="string">
            <text:p>~2 A, 25 A pulse</text:p>
          </table:table-cell>
          <table:table-cell/>
          <table:table-cell table:style-name="ce5" office:value-type="string" calcext:value-type="string">
            <text:p>1 V – 2.3 V</text:p>
          </table:table-cell>
          <table:table-cell table:style-name="ce5" office:value-type="string" calcext:value-type="string">
            <text:p>20 V</text:p>
          </table:table-cell>
          <table:table-cell table:style-name="ce5" office:value-type="string" calcext:value-type="string">
            <text:p>30 V</text:p>
          </table:table-cell>
          <table:table-cell table:style-name="ce5"/>
          <table:table-cell table:number-columns-repeated="2" table:style-name="ce5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~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5" table:number-columns-repeated="2"/>
          <table:table-cell table:style-name="ce5" office:value-type="string" calcext:value-type="string">
            <text:p>100 V</text:p>
          </table:table-cell>
          <table:table-cell table:style-name="ce5" table:number-columns-repeated="2"/>
          <table:table-cell table:number-columns-repeated="998"/>
        </table:table-row>
        <table:table-row table:style-name="ro3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NX138BKS.pdf" xlink:type="simple">NX138BKS</text:a></text:p>
          </table:table-cell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6"/>
          <table:table-cell office:value-type="string" calcext:value-type="string">
            <text:p>-30 C</text:p>
          </table:table-cell>
          <table:table-cell office:value-type="string" calcext:value-type="string">
            <text:p>80 C</text:p>
          </table:table-cell>
          <table:table-cell table:number-columns-repeated="990"/>
        </table:table-row>
        <table:table-row table:style-name="ro3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5" office:value-type="string" calcext:value-type="string">
            <text:p>0.3 V – 1 V</text:p>
          </table:table-cell>
          <table:table-cell table:style-name="ce5" office:value-type="string" calcext:value-type="string">
            <text:p>8 V</text:p>
          </table:table-cell>
          <table:table-cell table:style-name="ce5" office:value-type="string" calcext:value-type="string">
            <text:p>50 V</text:p>
          </table:table-cell>
          <table:table-cell table:style-name="ce5"/>
          <table:table-cell table:number-columns-repeated="2" table:style-name="ce5" office:value-type="string" calcext:value-type="string">
            <text:p>~ 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3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5"/>
          <table:table-cell office:value-type="string" calcext:value-type="string">
            <text:p>-55 C</text:p>
          </table:table-cell>
          <table:table-cell office:value-type="string" calcext:value-type="string">
            <text:p>155 C</text:p>
          </table:table-cell>
          <table:table-cell table:number-columns-repeated="99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19"/>
          <table:table-cell table:style-name="ce5" table:number-columns-repeated="5"/>
          <table:table-cell table:number-columns-repeated="6"/>
          <table:table-cell office:value-type="string" calcext:value-type="string">
            <text:p>-40 C</text:p>
          </table:table-cell>
          <table:table-cell office:value-type="string" calcext:value-type="string">
            <text:p>85 C</text:p>
          </table:table-cell>
          <table:table-cell table:number-columns-repeated="990"/>
        </table:table-row>
        <table:table-row table:style-name="ro4">
          <table:table-cell/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 table:number-columns-repeated="2"/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4"/>
          <table:table-cell office:value-type="string" calcext:value-type="string">
            <text:p>-55 C</text:p>
          </table:table-cell>
          <table:table-cell office:value-type="string" calcext:value-type="string">
            <text:p>125 C</text:p>
          </table:table-cell>
          <table:table-cell table:number-columns-repeated="990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F76" table:display-filter-buttons="tru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3:17:36.3731576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9T15:53:03.863404305</dc:date>
    <meta:editing-duration>P3DT3H41M17S</meta:editing-duration>
    <meta:editing-cycles>61</meta:editing-cycles>
    <meta:generator>LibreOffice/6.1.4.2$Linux_X86_64 LibreOffice_project/10$Build-2</meta:generator>
    <meta:document-statistic meta:table-count="1" meta:cell-count="1047" meta:object-count="0"/>
  </office:meta>
</office:document-meta>
</file>